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9689in" fo:break-before="auto" style:use-optimal-row-height="fals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5752in" fo:break-before="auto" style:use-optimal-row-height="true"/>
    </style:style>
    <style:style style:name="ro3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6pt solid #000000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3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in"/>
      <style:text-properties style:text-position=""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5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6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5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6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69" style:family="table-cell" style:parent-style-name="Default">
      <style:table-cell-properties fo:wrap-option="wrap" fo:border="0.06pt solid #000000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453in" svg:height="1.1453in" svg:x="0.0063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127"/>
        <table:table-column table:style-name="co7" table:default-cell-style-name="ce133"/>
        <table:table-column table:style-name="co30" table:default-cell-style-name="ce136"/>
        <table:table-column table:style-name="co31" table:default-cell-style-name="ce140"/>
        <table:table-column table:style-name="co32" table:default-cell-style-name="ce128"/>
        <table:table-column table:style-name="co33" table:default-cell-style-name="ce140"/>
        <table:table-column table:style-name="co34" table:default-cell-style-name="ce154"/>
        <table:table-column table:style-name="co7" table:default-cell-style-name="ce166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9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Passed</text:p>
          </table:table-cell>
          <table:table-cell table:style-name="ce170" table:formula="of:=COUNTIF([.K$7:.K$978];[.$J1])" office:value-type="float" office:value="11">
            <text:p>11</text:p>
          </table:table-cell>
          <table:table-cell table:style-name="ce170" table:formula="of:=COUNTIF([.L$7:.L$978];[.$J1])" office:value-type="float" office:value="12">
            <text:p>12</text:p>
          </table:table-cell>
          <table:table-cell table:style-name="ce170" table:formula="of:=COUNTIF([.M$7:.M$978];[.$J1])" office:value-type="float" office:value="0">
            <text:p>0</text:p>
          </table:table-cell>
          <table:table-cell table:style-name="ce17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30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Failed</text:p>
          </table:table-cell>
          <table:table-cell table:style-name="ce170" table:formula="of:=COUNTIF([.K$7:.K$978];[.$J2])" office:value-type="float" office:value="4">
            <text:p>4</text:p>
          </table:table-cell>
          <table:table-cell table:style-name="ce170" table:formula="of:=COUNTIF([.L$7:.L$978];[.$J2])" office:value-type="float" office:value="3">
            <text:p>3</text:p>
          </table:table-cell>
          <table:table-cell table:style-name="ce170" table:formula="of:=COUNTIF([.M$7:.M$978];[.$J2])" office:value-type="float" office:value="0">
            <text:p>0</text:p>
          </table:table-cell>
          <table:table-cell table:style-name="ce17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1" office:value-type="string" table:number-columns-spanned="3" table:number-rows-spanned="1">
            <text:p>SniffTest of ECMS 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0" office:value-type="string">
            <text:p>Blocked</text:p>
          </table:table-cell>
          <table:table-cell table:style-name="ce170" table:formula="of:=COUNTIF([.K$7:.K$978];[.$J3])" office:value-type="float" office:value="0">
            <text:p>0</text:p>
          </table:table-cell>
          <table:table-cell table:style-name="ce170" table:formula="of:=COUNTIF([.L$7:.L$978];[.$J3])" office:value-type="float" office:value="0">
            <text:p>0</text:p>
          </table:table-cell>
          <table:table-cell table:style-name="ce170" table:formula="of:=COUNTIF([.M$7:.M$978];[.$J3])" office:value-type="float" office:value="0">
            <text:p>0</text:p>
          </table:table-cell>
          <table:table-cell table:style-name="ce17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1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1" office:value-type="string">
            <text:p>Untested</text:p>
          </table:table-cell>
          <table:table-cell table:style-name="ce170" table:formula="of:=COUNTIF([.K$7:.K$978];[.$J4])" office:value-type="float" office:value="0">
            <text:p>0</text:p>
          </table:table-cell>
          <table:table-cell table:style-name="ce170" table:formula="of:=COUNTIF([.L$7:.L$978];[.$J4])" office:value-type="float" office:value="0">
            <text:p>0</text:p>
          </table:table-cell>
          <table:table-cell table:style-name="ce170" table:formula="of:=COUNTIF([.M$7:.M$978];[.$J4])" office:value-type="float" office:value="0">
            <text:p>0</text:p>
          </table:table-cell>
          <table:table-cell table:style-name="ce17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2"/>
          <table:table-cell table:style-name="ce134" table:number-columns-repeated="6"/>
          <table:table-cell office:value-type="string">
            <text:p>N/A</text:p>
          </table:table-cell>
          <table:table-cell table:style-name="ce170" table:formula="of:=COUNTIF([.K$7:.K$978];[.$J5])" office:value-type="float" office:value="0">
            <text:p>0</text:p>
          </table:table-cell>
          <table:table-cell table:style-name="ce170" table:formula="of:=COUNTIF([.L$7:.L$978];[.$J5])" office:value-type="float" office:value="0">
            <text:p>0</text:p>
          </table:table-cell>
          <table:table-cell table:style-name="ce170" table:formula="of:=COUNTIF([.M$7:.M$978];[.$J5])" office:value-type="float" office:value="0">
            <text:p>0</text:p>
          </table:table-cell>
          <table:table-cell table:style-name="ce17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</text:p>
          </table:table-cell>
          <table:table-cell table:style-name="ce106" office:value-type="string">
            <text:p>FF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74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4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</text:span><text:span text:style-name="T4">Editor/Add </text:span><text:span text:style-name="T4">new page</text:span></text:p>
            <text:p><text:span text:style-name="T4">- </text:span><text:span text:style-name="T5">Drag and </text:span><text:span text:style-name="T5">drop Content </text:span><text:span text:style-name="T5">Detail portlet </text:span><text:span text:style-name="T5">to this site</text:span></text:p>
            <text:p><text:span text:style-name="T5">- Click Edit </text:span><text:span text:style-name="T5">icon to edit </text:span><text:span text:style-name="T5">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table:style-name="ce140"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4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</text:span><text:span text:style-name="T6">es </text:span><text:span text:style-name="T6">Managemen</text:span><text:span text:style-name="T6">t/acme/web </text:span><text:span text:style-name="T6">contents (or </text:span><text:span text:style-name="T6">documents)</text:span></text:p>
            <text:p>- Select <text:span text:style-name="T6">Site </text:span><text:span text:style-name="T6">editor/Add </text:span><text:span text:style-name="T6">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</text:span><text:span text:style-name="T4">folder</text:span> option</text:p>
            <text:p>- Click [<text:span text:style-name="T4">Select </text:span><text:span text:style-name="T4">folder path</text:span>] icon to select <text:span text:style-name="T4">web </text:span><text:span text:style-name="T4">contents (or </text:span><text:span text:style-name="T4">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table:style-name="ce140" office:value-type="string">
            <text:p>- All web contents/documents in selected folder are listed in Content List Viewer portlet in this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4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</text:span><text:span text:style-name="T4">es </text:span><text:span text:style-name="T4">Managemen</text:span><text:span text:style-name="T4">t/acme/web </text:span><text:span text:style-name="T4">contents (or </text:span><text:span text:style-name="T4">documents)</text:span></text:p>
            <text:p><text:span text:style-name="T7">- Select </text:span><text:span text:style-name="T8">Site </text:span><text:span text:style-name="T8">editor/Add </text:span><text:span text:style-name="T8">new page</text:span><text:span text:style-name="T7"> to </text:span><text:span text:style-name="T7">create new </text:span><text:span text:style-name="T7">page. </text:span></text:p>
            <text:p><text:span text:style-name="T7">- Choose a </text:span><text:span text:style-name="T7">Content list </text:span><text:span text:style-name="T7">viewer </text:span><text:span text:style-name="T7">portlet by </text:span><text:span text:style-name="T7">drag and </text:span><text:span text:style-name="T7">drop from </text:span><text:span text:style-name="T7">page editor</text:span></text:p>
            <text:p><text:span text:style-name="T7">- Click edit </text:span><text:span text:style-name="T7">portlet icon </text:span><text:span text:style-name="T7">of this </text:span><text:span text:style-name="T7">Content list </text:span><text:span text:style-name="T7">viewer </text:span><text:span text:style-name="T7">portlet</text:span></text:p>
            <text:p>- Choose <text:span text:style-name="T4">By </text:span><text:span text:style-name="T4">Contents</text:span> option</text:p>
            <text:p>- Click [<text:span text:style-name="T4">Select </text:span><text:span text:style-name="T4">folder path</text:span>] icon to some web contents/documents that you want to view</text:p>
            <text:p>- Click [<text:span text:style-name="T6">Save</text:span>] button in <text:span text:style-name="T5">Multiple </text:span><text:span text:style-name="T5">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table:style-name="ce140" office:value-type="string">
            <text:p>All selected web content/documents are displayed as list in List Content Viewer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4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table:style-name="ce140" office:value-type="string">
            <text:p>Content list viewer is updated and displayed with new properties</text:p>
          </table:table-cell>
          <table:table-cell table:style-name="ce169" office:value-type="string">
            <text:p>Medium</text:p>
          </table:table-cell>
          <table:table-cell table:style-name="ce134" office:value-type="string">
            <text:p>hai.nguyen</text:p>
          </table:table-cell>
          <table:table-cell table:style-name="ce134" office:value-type="string">
            <text:p>Failed</text:p>
          </table:table-cell>
          <table:table-cell table:style-name="ce134" office:value-type="string">
            <text:p>Passed</text:p>
          </table:table-cell>
          <table:table-cell table:style-name="ce134" office:value-type="string">
            <text:p>The display is not correct, UI bug</text:p>
          </table:table-cell>
          <table:table-cell table:style-name="ce134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4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table:style-name="ce14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Failed</text:p>
          </table:table-cell>
          <table:table-cell table:style-name="ce173" office:value-type="string">
            <text:p><text:a xlink:href="https://jira.exoplatform.org/browse/ECMS-3691">ECMS-3691</text:a></text:p>
          </table:table-cell>
          <table:table-cell table:style-name="ce134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UnPublication</text:p>
          </table:table-cell>
          <table:table-cell table:style-name="ce141" office:value-type="string">
            <text:p>Show draft/public content from page</text:p>
          </table:table-cell>
          <table:table-cell table:style-name="ce141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/acme</text:span></text:p>
            <text:p><text:span text:style-name="T9">- Select the </text:span><text:span text:style-name="T9">document </text:span><text:span text:style-name="T9">above</text:span></text:p>
            <text:p><text:span text:style-name="T9">- Click </text:span><text:span text:style-name="T10">Publication</text:span><text:span text:style-name="T10">s</text:span><text:span text:style-name="T9"> in Action </text:span><text:span text:style-name="T9">bar</text:span></text:p>
            <text:p>- Choose <text:span text:style-name="T6">Publish</text:span><text:span text:style-name="T4"> </text:span><text:span text:style-name="T5">status.</text:span></text:p>
            <text:p><text:span text:style-name="T5">- Go to page </text:span><text:span text:style-name="T5">contains </text:span><text:span text:style-name="T5">document/w</text:span><text:span text:style-name="T5">eb content </text:span><text:span text:style-name="T5">above</text:span></text:p>
            <text:p>- Change to Public mode</text:p>
          </table:table-cell>
          <table:table-cell table:style-name="ce140"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4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categor</text:span><text:span text:style-name="T9">y:</text:span></text:p>
            <text:p>- Click [<text:span text:style-name="T4">New </text:span><text:span text:style-name="T4">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</text:span><text:span text:style-name="T12">category</text:span>:</text:p>
            <text:p>- select added category <text:s/>by click on category's title</text:p>
            <text:p>- Click [<text:span text:style-name="T4">Administrat</text:span><text:span text:style-name="T4">ion</text:span>] button then select [<text:span text:style-name="T4">Edit </text:span><text:span text:style-name="T4">Category</text:span>] action</text:p>
            <text:p>- Make changes and save</text:p>
            <text:p><text:span text:style-name="T12">Delete </text:span><text:span text:style-name="T12">category</text:span>:</text:p>
            <text:p>- Click [<text:span text:style-name="T4">Administrat</text:span><text:span text:style-name="T4">ion</text:span>] button then select [<text:span text:style-name="T4">Delete </text:span><text:span text:style-name="T4">Category</text:span>] action</text:p>
          </table:table-cell>
          <table:table-cell table:style-name="ce14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office:value-type="string">
            <text:p>there is a small issue related to clicking to the outside of characters area in the drop-down menu</text:p>
          </table:table-cell>
          <table:table-cell table:style-name="ce134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4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Subscription</text:span><text:span text:style-name="T4">:</text:span></text:p>
            <text:p>- Click [<text:span text:style-name="T4">New </text:span><text:span text:style-name="T4">Subscriptio</text:span><text:span text:style-name="T4">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</text:span><text:span text:style-name="T12">Subscription</text:span>:</text:p>
            <text:p>- Select category that contains subscription</text:p>
            <text:p>- Select a subscription by ticking on check box</text:p>
            <text:p>- Click [<text:span text:style-name="T4">Administrat</text:span><text:span text:style-name="T4">ion</text:span>] button then select [<text:span text:style-name="T4">Edit</text:span>] action</text:p>
            <text:p>- Make changes and save</text:p>
            <text:p><text:span text:style-name="T12">Delete </text:span><text:span text:style-name="T12">Subscription</text:span>:</text:p>
            <text:p>- select a subscription by ticking on check box</text:p>
            <text:p>- Click [<text:span text:style-name="T4">Administrat</text:span><text:span text:style-name="T4">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table:style-name="ce14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4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</text:span><text:span text:style-name="T4">sletter </text:span></text:p>
            <text:p><text:span text:style-name="T11">Create letter</text:span></text:p>
            <text:p>- Click [<text:span text:style-name="T6">New </text:span><text:span text:style-name="T6">Letter</text:span>] action </text:p>
            <text:p>- Select Send date </text:p>
            <text:p>- Select a category and a subscription if need.</text:p>
            <text:p>- Click [<text:span text:style-name="T6">Update </text:span><text:span text:style-name="T6">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</text:span><text:span text:style-name="T13">letter by </text:span><text:span text:style-name="T13">ticking on </text:span><text:span text:style-name="T13">check box </text:span></text:p>
            <text:p><text:span text:style-name="T14">- 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Edit</text:span><text:span text:style-name="T14">] action</text:span></text:p>
            <text:p><text:span text:style-name="T14">- Select </text:span><text:span text:style-name="T14">Send date</text:span></text:p>
            <text:p><text:span text:style-name="T14">- Click </text:span><text:span text:style-name="T14">[</text:span><text:span text:style-name="T16">Update </text:span><text:span text:style-name="T16">Sending </text:span><text:span text:style-name="T16">Parameters</text:span><text:span text:style-name="T14">] </text:span><text:span text:style-name="T14">button to set </text:span><text:span text:style-name="T14">the time</text:span></text:p>
            <text:p><text:span text:style-name="T7">- Make </text:span><text:span text:style-name="T7">changes and </text:span><text:span text:style-name="T7">save</text:span></text:p>
            <text:p><text:span text:style-name="T17">Delete letter</text:span></text:p>
            <text:p><text:span text:style-name="T7">- Select a </text:span><text:span text:style-name="T7">letter by </text:span><text:span text:style-name="T7">ticking on </text:span><text:span text:style-name="T7">check box</text:span></text:p>
            <text:p><text:span text:style-name="T7">- Click </text:span><text:span text:style-name="T7">[</text:span><text:span text:style-name="T18">Administrat</text:span><text:span text:style-name="T18">ion</text:span><text:span text:style-name="T7">] button </text:span><text:span text:style-name="T7">then select </text:span><text:span text:style-name="T7">[</text:span><text:span text:style-name="T18">Delete</text:span><text:span text:style-name="T7">] </text:span><text:span text:style-name="T7">action</text:span></text:p>
            <text:p><text:span text:style-name="T7">- Click [</text:span><text:span text:style-name="T18">OK</text:span><text:span text:style-name="T7">] </text:span><text:span text:style-name="T7">button in the </text:span><text:span text:style-name="T7">confirmation </text:span><text:span text:style-name="T7">dialog</text:span></text:p>
            <text:p><text:span text:style-name="T11">Convert </text:span><text:span text:style-name="T11">letter</text:span></text:p>
            <text:p><text:span text:style-name="T13">- Select a </text:span><text:span text:style-name="T13">letter by </text:span><text:span text:style-name="T13">ticking on </text:span><text:span text:style-name="T13">check box</text:span></text:p>
            <text:p><text:span text:style-name="T13">- </text:span><text:span text:style-name="T14">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Convert as </text:span><text:span text:style-name="T15">Template</text:span><text:span text:style-name="T14">] </text:span><text:span text:style-name="T14">action</text:span></text:p>
          </table:table-cell>
          <table:table-cell table:style-name="ce140"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4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</text:span><text:span text:style-name="T6">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table:style-name="ce140" office:value-type="string">
            <text:p><text:span text:style-name="T32">- After </text:span><text:span text:style-name="T32">subscribing </text:span><text:span text:style-name="T32">news letter. </text:span><text:span text:style-name="T32">The </text:span><text:span text:style-name="T32">confirmation </text:span><text:span text:style-name="T32">letter <text:s/>is sent </text:span><text:span text:style-name="T32">to the </text:span><text:span text:style-name="T32">inputed </text:span><text:span text:style-name="T32">email </text:span><text:span text:style-name="T32">address. If </text:span><text:span text:style-name="T32">he does not </text:span><text:span text:style-name="T32">confirm this </text:span><text:span text:style-name="T32">letter, he </text:span><text:span text:style-name="T32">cannot </text:span><text:span text:style-name="T32">receive any </text:span><text:span text:style-name="T32">letter which </text:span><text:span text:style-name="T32">has the </text:span><text:span text:style-name="T32">subscription </text:span><text:span text:style-name="T32">subscribed </text:span><text:span text:style-name="T32">before. </text:span></text:p>
            <text:p><text:span text:style-name="T32">Just open </text:span><text:span text:style-name="T32">email and </text:span><text:span text:style-name="T32">click “here” </text:span><text:span text:style-name="T32">link in the </text:span><text:span text:style-name="T32">confirmation </text:span><text:span text:style-name="T32">letter to </text:span><text:span text:style-name="T32">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Failed</text:p>
          </table:table-cell>
          <table:table-cell table:style-name="ce134" office:value-type="string">
            <text:p>- There is a bug found. It's already logged but cannot find it now - cannot sent a draff mail - don't receive mail after subscribing =&gt; need more discussing about this</text:p>
          </table:table-cell>
          <table:table-cell table:style-name="ce134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4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</text:span><text:span text:style-name="T6">m </text:span><text:span text:style-name="T6">Generator</text:span></text:p>
            <text:p>- Put value in General tab</text:p>
            <text:p>- Next to <text:span text:style-name="T6">Form </text:span><text:span text:style-name="T6">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</text:span><text:span text:style-name="T6">&amp; Close</text:span></text:p>
          </table:table-cell>
          <table:table-cell table:style-name="ce140"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/>
          <table:table-cell table:style-name="ce134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4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</text:span><text:span text:style-name="T6">tent </text:span><text:span text:style-name="T6">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</text:span><text:span text:style-name="T6">ews</text:span> page</text:p>
            <text:p>- Select a category at left pane</text:p>
          </table:table-cell>
          <table:table-cell table:style-name="ce140" office:value-type="string">
            <text:p>- Documents/web contents in the selected category are displayed in <text:span text:style-name="T6">Parameteriz</text:span><text:span text:style-name="T6">ed content </text:span><text:span text:style-name="T6">list viewer</text:span> portlet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4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</text:span><text:span text:style-name="T6">Explorer</text:span></text:p>
            <text:p>- Click <text:span text:style-name="T6">New </text:span><text:span text:style-name="T6">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</text:span><text:span text:style-name="T6">&amp; Close</text:span> to switch to View mode</text:p>
            <text:p/>
          </table:table-cell>
          <table:table-cell table:style-name="ce140" office:value-type="string">
            <text:p>The selected content/media is inserted to Main Content as a link. In view mode, user can click this link to view/download file. </text:p>
          </table:table-cell>
          <table:table-cell table:style-name="ce140" office:value-type="string">
            <text:p>Medium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1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2" office:value-type="string">
            <text:p>Create/delete Content folder</text:p>
          </table:table-cell>
          <table:table-cell table:style-name="ce142" office:value-type="string">
            <text:p>Step 1: Create/delete Content folder</text:p>
          </table:table-cell>
          <table:table-cell table:style-name="ce153" office:value-type="string">
            <text:p><text:span text:style-name="T6">Create </text:span><text:span text:style-name="T6">folder</text:span></text:p>
            <text:p><text:span text:style-name="T5">- Click on </text:span><text:span text:style-name="T6">New Folder</text:span><text:span text:style-name="T5">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: </text:span><text:span text:style-name="T5">Content </text:span><text:span text:style-name="T5">folder</text:span></text:p>
            <text:p><text:span text:style-name="T5">- Put name </text:span><text:span text:style-name="T5">for folder</text:span></text:p>
            <text:p><text:span text:style-name="T5">- Click </text:span><text:span text:style-name="T6">Save</text:span></text:p>
            <text:p><text:span text:style-name="T6">Delete </text:span><text:span text:style-name="T6">Folder</text:span></text:p>
            <text:p><text:span text:style-name="T6">- </text:span><text:span text:style-name="T9">Right click </text:span><text:span text:style-name="T9">on a folder </text:span><text:span text:style-name="T9">and choose </text:span><text:span text:style-name="T6">Delete</text:span></text:p>
            <text:p><text:span text:style-name="T9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2" office:value-type="string">
            <text:p>Create/edit/delete <text:s/>Article document</text:p>
          </table:table-cell>
          <table:table-cell table:style-name="ce142" office:value-type="string">
            <text:p>Step 1: Create/edit/delete <text:s/>Article document</text:p>
          </table:table-cell>
          <table:table-cell table:style-name="ce154" office:value-type="string">
            <text:p><text:span text:style-name="T6">Create </text:span><text:span text:style-name="T6">document</text:span></text:p>
            <text:p><text:span text:style-name="T5">- Click on </text:span><text:span text:style-name="T6">New </text:span><text:span text:style-name="T6">Content</text:span><text:span text:style-name="T5"> icon </text:span><text:span text:style-name="T5">in action bar </text:span><text:span text:style-name="T5">or right click </text:span><text:span text:style-name="T5">on the main </text:span><text:span text:style-name="T5">pane</text:span></text:p>
            <text:p><text:span text:style-name="T5">- Select type </text:span><text:span text:style-name="T5">of </text:span><text:span text:style-name="T5">document : </text:span><text:span text:style-name="T5">Article</text:span></text:p>
            <text:p><text:span text:style-name="T5">- Put name </text:span><text:span text:style-name="T5">for document </text:span><text:span text:style-name="T5">and other </text:span><text:span text:style-name="T5">required </text:span><text:span text:style-name="T5">fields</text:span></text:p>
            <text:p><text:span text:style-name="T19">- Click </text:span><text:span text:style-name="T20">Save </text:span><text:span text:style-name="T20">&amp; Close </text:span></text:p>
            <text:p><text:span text:style-name="T6">Edit </text:span><text:span text:style-name="T6">Document</text:span></text:p>
            <text:p><text:span text:style-name="T5">- Open the </text:span><text:span text:style-name="T5">document</text:span></text:p>
            <text:p><text:span text:style-name="T5">- Click </text:span><text:span text:style-name="T6">Edit</text:span><text:span text:style-name="T5"> </text:span><text:span text:style-name="T5">on action </text:span><text:span text:style-name="T5">bar, perform </text:span><text:span text:style-name="T5">to edit it</text:span></text:p>
            <text:p><text:span text:style-name="T5">- Click </text:span><text:span text:style-name="T9">Save </text:span><text:span text:style-name="T9">&amp; Close </text:span></text:p>
            <text:p><text:span text:style-name="T6">Delete </text:span><text:span text:style-name="T6">Document</text:span></text:p>
            <text:p><text:span text:style-name="T5">- Right click </text:span><text:span text:style-name="T5">on </text:span><text:span text:style-name="T5">document, </text:span><text:span text:style-name="T5">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3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2" office:value-type="string">
            <text:p>Create/edit/delete <text:s/>File document</text:p>
          </table:table-cell>
          <table:table-cell table:style-name="ce142" office:value-type="string">
            <text:p>Step 1: Create/edit/delete <text:s/>File document</text:p>
          </table:table-cell>
          <table:table-cell table:style-name="ce154" office:value-type="string">
            <text:p><text:span text:style-name="T6">Create </text:span><text:span text:style-name="T6">document</text:span></text:p>
            <text:p>- Click on<text:span text:style-name="T6"> </text:span><text:span text:style-name="T6">New </text:span><text:span text:style-name="T6">Content</text:span> icon in action bar or right click on the main pane</text:p>
            <text:p>- Select type of document :<text:span text:style-name="T6"> </text:span><text:span text:style-name="T6">File</text:span></text:p>
            <text:p>- Put name for document and other required fields</text:p>
            <text:p>- Click<text:span text:style-name="T6"> </text:span><text:span text:style-name="T9">Save </text:span><text:span text:style-name="T9">&amp; Close</text:span><text:span text:style-name="T6"> </text:span></text:p>
            <text:p><text:span text:style-name="T6">Edit </text:span><text:span text:style-name="T6">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</text:span><text:span text:style-name="T6">Document</text:span></text:p>
            <text:p>- Right click on document, and choose <text:span text:style-name="T6">Delete </text:span></text:p>
            <text:p>- Click OK</text:p>
            <text:p/>
          </table:table-cell>
          <table:table-cell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2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2" office:value-type="string">
            <text:p>Create/edit/delete <text:s/>Free layout Webcontent document</text:p>
          </table:table-cell>
          <table:table-cell table:style-name="ce142" office:value-type="string">
            <text:p>Step 1: Create/edit/delete <text:s/>Free layout Webcontent document</text:p>
          </table:table-cell>
          <table:table-cell table:style-name="ce154" office:value-type="string">
            <text:p><text:span text:style-name="T6">Create Free </text:span><text:span text:style-name="T6">layout </text:span><text:span text:style-name="T6">webcontent</text:span></text:p>
            <text:p>- Click on <text:span text:style-name="T6">New </text:span><text:span text:style-name="T6">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</text:span><text:span text:style-name="T6">layout </text:span><text:span text:style-name="T6">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</text:span><text:span text:style-name="T6">layout </text:span><text:span text:style-name="T6">webcontent</text:span></text:p>
            <text:p>- Right click on document, and choose <text:span text:style-name="T6">Delete </text:span></text:p>
            <text:p>- Click OK</text:p>
          </table:table-cell>
          <table:table-cell office:value-type="string">
            <text:p>The <text:span text:style-name="T23">Free </text:span><text:span text:style-name="T23">layout </text:span><text:span text:style-name="T23">webcontent</text:span> is Created/Edited/Dele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2" office:value-type="string">
            <text:p>Upload a file</text:p>
          </table:table-cell>
          <table:table-cell table:style-name="ce142" office:value-type="string">
            <text:p>Step 1: Upload a file</text:p>
          </table:table-cell>
          <table:table-cell table:style-name="ce154" office:value-type="string">
            <text:p><text:span text:style-name="T5">- Click on </text:span><text:span text:style-name="T6">Upload</text:span><text:span text:style-name="T5"> icon </text:span><text:span text:style-name="T5">on action bar </text:span><text:span text:style-name="T5">or right click </text:span><text:span text:style-name="T5">on the main </text:span><text:span text:style-name="T5">pane</text:span></text:p>
            <text:p><text:span text:style-name="T5">- Browse a </text:span><text:span text:style-name="T5">file to upload</text:span></text:p>
            <text:p><text:span text:style-name="T5"><text:s/></text:span><text:span text:style-name="T5">+ file &lt; </text:span><text:span text:style-name="T5">100Mb</text:span></text:p>
            <text:p><text:span text:style-name="T5"><text:s/></text:span><text:span text:style-name="T5">+ file &gt; </text:span><text:span text:style-name="T5">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office:value-type="string">
            <text:p>Not yet test with file &gt; 100M</text:p>
          </table:table-cell>
          <table:table-cell table:number-columns-repeated="242"/>
        </table:table-row>
        <table:table-row table:style-name="ro11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2" office:value-type="string">
            <text:p>Copy/paste a node</text:p>
          </table:table-cell>
          <table:table-cell table:style-name="ce142" office:value-type="string">
            <text:p>Step 1: Copy/paste a node</text:p>
          </table:table-cell>
          <table:table-cell table:style-name="ce136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11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2" office:value-type="string">
            <text:p>Cut/paste a node</text:p>
          </table:table-cell>
          <table:table-cell table:style-name="ce142" office:value-type="string">
            <text:p>Step 1: Cut/paste a node</text:p>
          </table:table-cell>
          <table:table-cell table:style-name="ce136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5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2" office:value-type="string">
            <text:p>Lock/Unlock a node</text:p>
          </table:table-cell>
          <table:table-cell table:style-name="ce142" office:value-type="string">
            <text:p>Step 1: Lock/Unlock a node</text:p>
          </table:table-cell>
          <table:table-cell table:style-name="ce153" office:value-type="string">
            <text:p><text:span text:style-name="T5">- Right click </text:span><text:span text:style-name="T5">on a node </text:span><text:span text:style-name="T5">and select </text:span><text:span text:style-name="T6">Lock</text:span></text:p>
            <text:p><text:span text:style-name="T5">- Right click </text:span><text:span text:style-name="T5">on locked </text:span><text:span text:style-name="T5">node and </text:span><text:span text:style-name="T5">select </text:span><text:span text:style-name="T6">Unlock</text:span></text:p>
          </table:table-cell>
          <table:table-cell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6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2" office:value-type="string">
            <text:p>Rename/Title for a node</text:p>
          </table:table-cell>
          <table:table-cell table:style-name="ce142" office:value-type="string">
            <text:p>Step 1: Rename/Title for a node</text:p>
          </table:table-cell>
          <table:table-cell table:style-name="ce153" office:value-type="string">
            <text:p><text:span text:style-name="T5">- Right click </text:span><text:span text:style-name="T5">on a node </text:span><text:span text:style-name="T5">and select </text:span><text:span text:style-name="T6">Rename</text:span></text:p>
            <text:p><text:span text:style-name="T5">- Put new </text:span><text:span text:style-name="T5">name/Title </text:span><text:span text:style-name="T5">for node</text:span></text:p>
            <text:p><text:span text:style-name="T5">- Click </text:span><text:span text:style-name="T6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24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2" office:value-type="string">
            <text:p>Add symlink for node</text:p>
          </table:table-cell>
          <table:table-cell table:style-name="ce142" office:value-type="string">
            <text:p>Step 1: Add symlink for node</text:p>
          </table:table-cell>
          <table:table-cell table:style-name="ce136" office:value-type="string">
            <text:p>- Select a node</text:p>
            <text:p>- Click <text:span text:style-name="T6">Add </text:span><text:span text:style-name="T6">Symlink</text:span> icon o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6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3" office:value-type="string">
            <text:p>Download and Allow Edition</text:p>
          </table:table-cell>
          <table:table-cell table:style-name="ce143" office:value-type="string">
            <text:p>Step 1: Download and Allow Edition</text:p>
          </table:table-cell>
          <table:table-cell table:style-name="ce155" office:value-type="string">
            <text:p><text:span text:style-name="T21">- Go to a </text:span><text:span text:style-name="T21">driver</text:span></text:p>
            <text:p><text:span text:style-name="T21">- Right click </text:span><text:span text:style-name="T21">on a node </text:span><text:span text:style-name="T21">and choose </text:span><text:span text:style-name="T6">Download </text:span><text:span text:style-name="T6">and Allow </text:span><text:span text:style-name="T6">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3" office:value-type="string">
            <text:p>Manage Actions on WebDAV</text:p>
          </table:table-cell>
          <table:table-cell table:style-name="ce143" office:value-type="string">
            <text:p>Step 1: Manage Actions on WebDAV</text:p>
          </table:table-cell>
          <table:table-cell table:style-name="ce156" office:value-type="string">
            <text:p>- Create a new Network Place with <text:span text:style-name="T22">network </text:span><text:span text:style-name="T22">address is </text:span><text:span text:style-name="T22">the path of a </text:span><text:span text:style-name="T22">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2" office:value-type="string">
            <text:p>Drag and drop node</text:p>
          </table:table-cell>
          <table:table-cell table:style-name="ce142" office:value-type="string">
            <text:p>Step 1: Drag and drop node</text:p>
          </table:table-cell>
          <table:table-cell table:style-name="ce136" office:value-type="string">
            <text:p><text:span text:style-name="T21">- Create 2 </text:span><text:span text:style-name="T21">nodes</text:span></text:p>
            <text:p><text:span text:style-name="T21">- Perform to </text:span><text:span text:style-name="T21">drag a node </text:span><text:span text:style-name="T21">and drop to </text:span><text:span text:style-name="T21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4" office:value-type="string">
            <text:p>Manage Private tag (Add/Edit/Delete)</text:p>
          </table:table-cell>
          <table:table-cell table:style-name="ce144" office:value-type="string">
            <text:p>Step 1: Manage Private tag (Add/Edit/Delete)</text:p>
          </table:table-cell>
          <table:table-cell table:style-name="ce157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Tag</text:span><text:span text:style-name="T5"> button in </text:span><text:span text:style-name="T5">the action </text:span><text:span text:style-name="T5">bar </text:span></text:p>
            <text:p><text:span text:style-name="T5">- Choose </text:span><text:span text:style-name="T5">Private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6">Edit Tag</text:span></text:p>
            <text:p><text:span text:style-name="T6">- </text:span><text:span text:style-name="T9">Click Tag </text:span><text:span text:style-name="T9">cloud on side </text:span><text:span text:style-name="T9">bar</text:span></text:p>
            <text:p><text:span text:style-name="T9">- Click Edit </text:span><text:span text:style-name="T9">private tags </text:span><text:span text:style-name="T9">icon</text:span></text:p>
            <text:p><text:span text:style-name="T9">- Click </text:span><text:span text:style-name="T9">correspondin</text:span><text:span text:style-name="T9">g Edit of tag</text:span></text:p>
            <text:p><text:span text:style-name="T9">- Change </text:span><text:span text:style-name="T9">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rivate tags </text:span><text:span text:style-name="T23">icon</text:span></text:p>
            <text:p><text:span text:style-name="T23">- Click </text:span><text:span text:style-name="T23">correspondin</text:span><text:span text:style-name="T23">g Remove </text:span><text:span text:style-name="T23">Tag icon of </text:span><text:span text:style-name="T23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7">- The Tag is </text:span><text:span text:style-name="T7">Edited/Delet</text:span><text:span text:style-name="T7">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4" office:value-type="string">
            <text:p>Manage Public tag (Add/Edit/Delete) </text:p>
          </table:table-cell>
          <table:table-cell table:style-name="ce144" office:value-type="string">
            <text:p>Step 1: Manage Public tag (Add/Edit/Delete) </text:p>
          </table:table-cell>
          <table:table-cell table:style-name="ce157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Tag</text:span><text:span text:style-name="T5"> button in </text:span><text:span text:style-name="T5">the action </text:span><text:span text:style-name="T5">bar </text:span></text:p>
            <text:p><text:span text:style-name="T5">- Choose </text:span><text:span text:style-name="T5">Public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8">Edit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ublic tags </text:span><text:span text:style-name="T23">icon</text:span></text:p>
            <text:p><text:span text:style-name="T23">- Click </text:span><text:span text:style-name="T23">correspondin</text:span><text:span text:style-name="T23">g Edit icon of </text:span><text:span text:style-name="T23">tag</text:span></text:p>
            <text:p><text:span text:style-name="T23">- Change </text:span><text:span text:style-name="T23">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ublic tags </text:span><text:span text:style-name="T23">icon</text:span></text:p>
            <text:p><text:span text:style-name="T23">- Click </text:span><text:span text:style-name="T23">correspondin</text:span><text:span text:style-name="T23">g Remove </text:span><text:span text:style-name="T23">Tag icon of </text:span><text:span text:style-name="T23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5" office:value-type="string">
            <text:p>Add language for document/uploaded file</text:p>
          </table:table-cell>
          <table:table-cell table:style-name="ce145" office:value-type="string">
            <text:p>Step 1: Add language for document/uploaded file</text:p>
          </table:table-cell>
          <table:table-cell table:style-name="ce158" office:value-type="string">
            <text:p><text:s/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Add/Edit </text:span><text:span text:style-name="T6">Localised </text:span><text:span text:style-name="T6">Content</text:span><text:span text:style-name="T5"> icon </text:span><text:span text:style-name="T5">in the action </text:span><text:span text:style-name="T5">bar </text:span></text:p>
            <text:p><text:span text:style-name="T5">- Select “Add </text:span><text:span text:style-name="T5">Language” </text:span><text:span text:style-name="T5">tab</text:span></text:p>
            <text:p><text:span text:style-name="T5">- Select new </text:span><text:span text:style-name="T5">language</text:span></text:p>
            <text:p><text:span text:style-name="T5">- Put content </text:span><text:span text:style-name="T5">for new </text:span><text:span text:style-name="T5">language</text:span></text:p>
            <text:p><text:span text:style-name="T5">- Click Save </text:span><text:span text:style-name="T5">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6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5" office:value-type="string">
            <text:p>Vote for document/uploaded file</text:p>
          </table:table-cell>
          <table:table-cell table:style-name="ce145" office:value-type="string">
            <text:p>Step 1: Vote for document/uploaded file</text:p>
          </table:table-cell>
          <table:table-cell table:style-name="ce158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5" office:value-type="string">
            <text:p>Manage Comment (Add/Edit/Delete)</text:p>
          </table:table-cell>
          <table:table-cell table:style-name="ce145" office:value-type="string">
            <text:p>Step 1: Manage Comment (Add/Edit/Delete)</text:p>
          </table:table-cell>
          <table:table-cell table:style-name="ce159" office:value-type="string">
            <text:p>Add a comment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Comment</text:span><text:span text:style-name="T5"> </text:span><text:span text:style-name="T5">icon in the </text:span><text:span text:style-name="T5">action bar </text:span></text:p>
            <text:p><text:span text:style-name="T5">- Put content </text:span><text:span text:style-name="T5">for comment</text:span></text:p>
            <text:p><text:span text:style-name="T5">- Click Save </text:span><text:span text:style-name="T5">button</text:span></text:p>
            <text:p><text:span text:style-name="T6">Edit a </text:span><text:span text:style-name="T6">comment</text:span></text:p>
            <text:p><text:span text:style-name="T9">- Show </text:span><text:span text:style-name="T9">comment, </text:span><text:span text:style-name="T9">click on Edit </text:span><text:span text:style-name="T9">icon, perform </text:span><text:span text:style-name="T9">to edit, click </text:span><text:span text:style-name="T9">Save</text:span></text:p>
            <text:p><text:span text:style-name="T6">Delete a </text:span><text:span text:style-name="T6">comment</text:span></text:p>
            <text:p><text:span text:style-name="T9">- Show the </text:span><text:span text:style-name="T9">comment, </text:span><text:span text:style-name="T9">click on </text:span><text:span text:style-name="T9">Delete </text:span><text:span text:style-name="T9">icon ,click </text:span><text:span text:style-name="T9">OK</text:span></text:p>
          </table:table-cell>
          <table:table-cell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2" office:value-type="string">
            <text:p>Manage Publication</text:p>
          </table:table-cell>
          <table:table-cell table:style-name="ce142" office:value-type="string">
            <text:p>Step 1: Manage Publication</text:p>
          </table:table-cell>
          <table:table-cell table:style-name="ce160" office:value-type="string">
            <text:p><text:span text:style-name="T9">- Select a </text:span><text:span text:style-name="T9">document/U</text:span><text:span text:style-name="T9">ploaded file</text:span></text:p>
            <text:p><text:span text:style-name="T9">- Click on </text:span><text:span text:style-name="T6">Publication</text:span><text:span text:style-name="T6">s</text:span><text:span text:style-name="T9">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</text:span><text:span text:style-name="T9">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62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3" office:value-type="string">
            <text:p>Manage Category (Add/Delete)</text:p>
          </table:table-cell>
          <table:table-cell table:style-name="ce143" office:value-type="string">
            <text:p>Step 1: Manage Category (Add/Delete)</text:p>
          </table:table-cell>
          <table:table-cell table:style-name="ce161" office:value-type="string">
            <text:p>Add category for node</text:p>
            <text:p><text:span text:style-name="T9">- Select a </text:span><text:span text:style-name="T9">document/U</text:span><text:span text:style-name="T9">ploaded file</text:span></text:p>
            <text:p><text:span text:style-name="T9">- Click on </text:span><text:span text:style-name="T6">Categories</text:span><text:span text:style-name="T9"> </text:span><text:span text:style-name="T9">icon in the </text:span><text:span text:style-name="T9">action bar</text:span></text:p>
            <text:p><text:span text:style-name="T9">- Select </text:span><text:span text:style-name="T9">category to </text:span><text:span text:style-name="T9">add for </text:span><text:span text:style-name="T9">document/U</text:span><text:span text:style-name="T9">ploaded file</text:span></text:p>
            <text:p><text:span text:style-name="T25">Delete </text:span><text:span text:style-name="T25">category</text:span></text:p>
            <text:p><text:span text:style-name="T9">- Click on </text:span><text:span text:style-name="T9">correspondin</text:span><text:span text:style-name="T9">g Delete icon </text:span><text:span text:style-name="T9">of category</text:span></text:p>
          </table:table-cell>
          <table:table-cell table:style-name="ce168" office:value-type="string">
            <text:p>Document/uploaded file is added category.</text:p>
            <text:p>- Document/uploaded file is not added category.</text:p>
          </table:table-cell>
          <table:table-cell table:style-name="ce154"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3" office:value-type="string">
            <text:p>Manage Relation (Add/Delete/Show/Hide)</text:p>
          </table:table-cell>
          <table:table-cell table:style-name="ce143" office:value-type="string">
            <text:p>Step 1: Manage Relation (Add/Delete/Show/Hide)</text:p>
          </table:table-cell>
          <table:table-cell table:style-name="ce154" office:value-type="string">
            <text:p><text:span text:style-name="T6">Add </text:span><text:span text:style-name="T6">Relation</text:span></text:p>
            <text:p><text:span text:style-name="T5">- Select a </text:span><text:span text:style-name="T5">node</text:span></text:p>
            <text:p><text:span text:style-name="T5">- Click on </text:span><text:span text:style-name="T6">Relations</text:span><text:span text:style-name="T5"> </text:span><text:span text:style-name="T5">icon in the </text:span><text:span text:style-name="T5">action bar</text:span></text:p>
            <text:p><text:span text:style-name="T5">- Go to </text:span><text:span text:style-name="T5">Select </text:span><text:span text:style-name="T5">Relation tab</text:span></text:p>
            <text:p><text:span text:style-name="T5">- Select </text:span><text:span text:style-name="T5">document to </text:span><text:span text:style-name="T5">add relation </text:span><text:span text:style-name="T5">for </text:span><text:span text:style-name="T5">document/up</text:span><text:span text:style-name="T5">loaded file</text:span></text:p>
            <text:p><text:span text:style-name="T8">Show </text:span><text:span text:style-name="T8">Relation</text:span></text:p>
            <text:p><text:span text:style-name="T23">- Select the </text:span><text:span text:style-name="T23">node which </text:span><text:span text:style-name="T23">Is added </text:span><text:span text:style-name="T23">relation</text:span></text:p>
            <text:p><text:span text:style-name="T7">- Click </text:span><text:span text:style-name="T7">Show/Hide </text:span><text:span text:style-name="T7">Relations </text:span><text:span text:style-name="T7">icon on </text:span><text:span text:style-name="T7">action bar</text:span></text:p>
            <text:p><text:span text:style-name="T8">Hide </text:span><text:span text:style-name="T8">Relation</text:span></text:p>
            <text:p><text:span text:style-name="T7">- Click </text:span><text:span text:style-name="T7">Show/Hide </text:span><text:span text:style-name="T7">Relations </text:span><text:span text:style-name="T7">icon on </text:span><text:span text:style-name="T7">action bar </text:span><text:span text:style-name="T7">again</text:span></text:p>
            <text:p><text:span text:style-name="T8">Delete </text:span><text:span text:style-name="T8">relation</text:span></text:p>
            <text:p><text:span text:style-name="T19">- Go to </text:span><text:span text:style-name="T19">Manage </text:span><text:span text:style-name="T19">relation list </text:span><text:span text:style-name="T19">tab</text:span></text:p>
            <text:p><text:span text:style-name="T19">- Click on </text:span><text:span text:style-name="T19">correspondin</text:span><text:span text:style-name="T19">g Delete icon </text:span><text:span text:style-name="T19">of Relation </text:span></text:p>
          </table:table-cell>
          <table:table-cell office:value-type="string">
            <text:p>Node is added /Delete relation</text:p>
            <text:p>Relation of Node is shown/hidden </text:p>
          </table:table-cell>
          <table:table-cell table:style-name="ce154"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2" office:value-type="string">
            <text:p>View Node Properties</text:p>
          </table:table-cell>
          <table:table-cell table:style-name="ce142" office:value-type="string">
            <text:p>Step 1: View Node Properties</text:p>
          </table:table-cell>
          <table:table-cell table:style-name="ce149" office:value-type="string">
            <text:p><text:span text:style-name="T6">View node </text:span><text:span text:style-name="T6">properties</text:span></text:p>
            <text:p><text:span text:style-name="T21">- Create a </text:span><text:span text:style-name="T21">node</text:span></text:p>
            <text:p><text:span text:style-name="T21">- Select this </text:span><text:span text:style-name="T21">node</text:span></text:p>
            <text:p><text:span text:style-name="T21">- Click on </text:span><text:span text:style-name="T6">Properties</text:span><text:span text:style-name="T21"> </text:span><text:span text:style-name="T21">on action bar</text:span></text:p>
            <text:p><text:span text:style-name="T6">Add </text:span><text:span text:style-name="T6">properties</text:span></text:p>
            <text:p><text:span text:style-name="T9">- Go to Add </text:span><text:span text:style-name="T9">new </text:span><text:span text:style-name="T9">properties </text:span><text:span text:style-name="T9">Tab</text:span></text:p>
            <text:p><text:span text:style-name="T9">- Perform to </text:span><text:span text:style-name="T9">add new a </text:span><text:span text:style-name="T9">properties for </text:span><text:span text:style-name="T9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9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2" office:value-type="string">
            <text:p>Export /Import node</text:p>
          </table:table-cell>
          <table:table-cell table:style-name="ce142" office:value-type="string">
            <text:p>Step 1: Export /Import node</text:p>
          </table:table-cell>
          <table:table-cell table:style-name="ce162" office:value-type="string">
            <text:p><text:span text:style-name="T4">Export node</text:span></text:p>
            <text:p><text:span text:style-name="T5">- Select 1 </text:span><text:span text:style-name="T5">node</text:span></text:p>
            <text:p><text:span text:style-name="T5">- Click on </text:span><text:span text:style-name="T5">Export </text:span><text:span text:style-name="T5">button</text:span></text:p>
            <text:p><text:span text:style-name="T5">Import node</text:span></text:p>
            <text:p><text:span text:style-name="T5">- Choose </text:span><text:span text:style-name="T5">format for </text:span><text:span text:style-name="T5">exported file</text:span></text:p>
            <text:p><text:span text:style-name="T5">- Click on </text:span><text:span text:style-name="T5">Export </text:span><text:span text:style-name="T5">button</text:span></text:p>
            <text:p><text:span text:style-name="T6">Import node</text:span></text:p>
            <text:p><text:span text:style-name="T9">- Go to a </text:span><text:span text:style-name="T9">destination </text:span><text:span text:style-name="T9">node</text:span></text:p>
            <text:p><text:span text:style-name="T9">- Click Import </text:span><text:span text:style-name="T9">button</text:span></text:p>
            <text:p><text:span text:style-name="T9">- Choose </text:span><text:span text:style-name="T9">valid file to </text:span><text:span text:style-name="T9">import</text:span></text:p>
            <text:p><text:span text:style-name="T9">- Click Import </text:span><text:span text:style-name="T9">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9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Permission</text:p>
          </table:table-cell>
          <table:table-cell table:style-name="ce146" office:value-type="string">
            <text:p>Manage Permission(Add/Edit/Delete)</text:p>
          </table:table-cell>
          <table:table-cell table:style-name="ce146" office:value-type="string">
            <text:p>Step 1: Manage Permission(Add/Edit/Delete)</text:p>
          </table:table-cell>
          <table:table-cell table:style-name="ce136" office:value-type="string">
            <text:p><text:span text:style-name="T5">- Select 1 </text:span><text:span text:style-name="T5">node</text:span></text:p>
            <text:p><text:span text:style-name="T5">- Click on </text:span><text:span text:style-name="T6">Permission</text:span><text:span text:style-name="T6">s</text:span><text:span text:style-name="T5"> icon in </text:span><text:span text:style-name="T5">action bar</text:span></text:p>
            <text:p><text:span text:style-name="T6">Add </text:span><text:span text:style-name="T6">permission </text:span><text:span text:style-name="T6">for node</text:span></text:p>
            <text:p><text:span text:style-name="T9">- Choose </text:span><text:span text:style-name="T9">user/group to </text:span><text:span text:style-name="T9">add </text:span><text:span text:style-name="T9">permission</text:span></text:p>
            <text:p><text:span text:style-name="T9">- Click Save</text:span></text:p>
            <text:p><text:span text:style-name="T6">Edit </text:span><text:span text:style-name="T6">permission </text:span><text:span text:style-name="T6">of node</text:span></text:p>
            <text:p><text:span text:style-name="T9">- Click </text:span><text:span text:style-name="T9">correspondin</text:span><text:span text:style-name="T9">g Edit icon of </text:span><text:span text:style-name="T9">user/group</text:span></text:p>
            <text:p><text:span text:style-name="T9">- Change </text:span><text:span text:style-name="T9">permission</text:span></text:p>
            <text:p><text:span text:style-name="T6">Delete </text:span><text:span text:style-name="T6">permission</text:span></text:p>
            <text:p><text:span text:style-name="T9">- Click </text:span><text:span text:style-name="T9">correspondin</text:span><text:span text:style-name="T9">g Delete icon </text:span><text:span text:style-name="T9">of user/group</text:span></text:p>
            <text:p><text:span text:style-name="T9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36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Metadata</text:p>
          </table:table-cell>
          <table:table-cell table:style-name="ce147" office:value-type="string">
            <text:p>View metadata</text:p>
          </table:table-cell>
          <table:table-cell table:style-name="ce147" office:value-type="string">
            <text:p>Step 1: View metadata</text:p>
          </table:table-cell>
          <table:table-cell table:style-name="ce136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office:value-type="string">
            <text:p>View matadata form is shown</text:p>
          </table:table-cell>
          <table:table-cell table:style-name="ce154" office:value-type="string">
            <text:p>Low</text:p>
          </table:table-cell>
          <table:table-cell table:number-columns-repeated="246"/>
        </table:table-row>
        <table:table-row table:style-name="ro2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Simple</text:p>
          </table:table-cell>
          <table:table-cell table:style-name="ce148" office:value-type="string">
            <text:p>Simple Search</text:p>
          </table:table-cell>
          <table:table-cell table:style-name="ce148" office:value-type="string">
            <text:p>Step 1: Simple Search</text:p>
          </table:table-cell>
          <table:table-cell table:style-name="ce154" office:value-type="string">
            <text:p><text:span text:style-name="T5">- Go to </text:span><text:span text:style-name="T5">Content </text:span><text:span text:style-name="T5">Explorer</text:span></text:p>
            <text:p><text:span text:style-name="T5">- Input </text:span><text:span text:style-name="T5">keyword into </text:span><text:span text:style-name="T5">Search field </text:span><text:span text:style-name="T5">above action </text:span><text:span text:style-name="T5">bar</text:span></text:p>
            <text:p><text:span text:style-name="T5">- Click </text:span><text:span text:style-name="T6">Quick </text:span><text:span text:style-name="T6">Search </text:span><text:span text:style-name="T9">or </text:span><text:span text:style-name="T9">press Enter</text:span></text:p>
            <text:p><text:span text:style-name="T5"/></text:p>
            <text:p><text:span text:style-name="T5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5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Advanced</text:p>
          </table:table-cell>
          <table:table-cell table:style-name="ce148" office:value-type="string">
            <text:p>Advanced search</text:p>
          </table:table-cell>
          <table:table-cell table:style-name="ce148" office:value-type="string">
            <text:p>Step 1: Advanced search</text:p>
          </table:table-cell>
          <table:table-cell table:style-name="ce163" office:value-type="string">
            <text:p><text:span text:style-name="T26">Search </text:span></text:p>
            <text:p><text:span text:style-name="T27">- Click Saved </text:span><text:span text:style-name="T27">Searched </text:span><text:span text:style-name="T27">icon on </text:span><text:span text:style-name="T27">action bar</text:span></text:p>
            <text:p><text:span text:style-name="T27">- Click </text:span><text:span text:style-name="T27">Advanced </text:span><text:span text:style-name="T27">Search icon</text:span></text:p>
            <text:p><text:span text:style-name="T27">- Choose </text:span><text:span text:style-name="T27">Constraint </text:span><text:span text:style-name="T27">and fill value </text:span><text:span text:style-name="T27">to search, </text:span><text:span text:style-name="T27">click Add </text:span></text:p>
            <text:p><text:span text:style-name="T27">- Click </text:span><text:span text:style-name="T26">Search</text:span><text:span text:style-name="T27"> </text:span><text:span text:style-name="T27">button</text:span></text:p>
            <text:p><text:span text:style-name="T28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Query</text:p>
          </table:table-cell>
          <table:table-cell table:style-name="ce148" office:value-type="string">
            <text:p>Manage query in Advanced search</text:p>
          </table:table-cell>
          <table:table-cell table:style-name="ce148" office:value-type="string">
            <text:p>Step 1: Manage query in Advanced search</text:p>
          </table:table-cell>
          <table:table-cell table:style-name="ce163" office:value-type="string">
            <text:p><text:span text:style-name="T8">Create a </text:span><text:span text:style-name="T8">query</text:span></text:p>
            <text:p><text:span text:style-name="T23">- Go to New </text:span><text:span text:style-name="T23">query tab</text:span></text:p>
            <text:p><text:span text:style-name="T23">- Perform to </text:span><text:span text:style-name="T23">create a </text:span><text:span text:style-name="T23">query</text:span></text:p>
            <text:p><text:span text:style-name="T8">Execute a </text:span><text:span text:style-name="T8">existed </text:span><text:span text:style-name="T8">query</text:span></text:p>
            <text:p><text:span text:style-name="T23">- Go to </text:span><text:span text:style-name="T23">Saved query</text:span></text:p>
            <text:p><text:span text:style-name="T23">- Click </text:span><text:span text:style-name="T23">Execute icon </text:span><text:span text:style-name="T23">of a saved </text:span><text:span text:style-name="T23">query</text:span></text:p>
            <text:p><text:span text:style-name="T8">Edit Query</text:span></text:p>
            <text:p><text:span text:style-name="T23">- Go to </text:span><text:span text:style-name="T23">Saved query</text:span></text:p>
            <text:p><text:span text:style-name="T23">- Click on </text:span><text:span text:style-name="T23">correspondin</text:span><text:span text:style-name="T23">g Edit icon of </text:span><text:span text:style-name="T23">a query</text:span></text:p>
            <text:p><text:span text:style-name="T23">- Perform to </text:span><text:span text:style-name="T23">edit the </text:span><text:span text:style-name="T23">query</text:span></text:p>
            <text:p><text:span text:style-name="T8">Delete </text:span><text:span text:style-name="T8">Query</text:span></text:p>
            <text:p><text:span text:style-name="T23">- Go to </text:span><text:span text:style-name="T23">Saved query</text:span></text:p>
            <text:p><text:span text:style-name="T23">- Click on </text:span><text:span text:style-name="T23">correspondin</text:span><text:span text:style-name="T23">g Delete icon </text:span><text:span text:style-name="T23">of a query</text:span></text:p>
            <text:p><text:span text:style-name="T23">- Click OK</text:span></text:p>
          </table:table-cell>
          <table:table-cell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tting\Browsing_Preferences</text:p>
          </table:table-cell>
          <table:table-cell table:style-name="ce149" office:value-type="string">
            <text:p>Set up browsing Preferences</text:p>
          </table:table-cell>
          <table:table-cell table:style-name="ce149" office:value-type="string">
            <text:p>Step 1: Set up browsing Preferences</text:p>
          </table:table-cell>
          <table:table-cell table:style-name="ce136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Failed</text:p>
          </table:table-cell>
          <table:table-cell office:value-type="string">
            <text:p>cannot sort by Name</text:p>
          </table:table-cell>
          <table:table-cell table:number-columns-repeated="242"/>
        </table:table-row>
        <table:table-row table:style-name="ro30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8" office:value-type="string">
            <text:p>Manage Clipboard (Paste/Delete)</text:p>
          </table:table-cell>
          <table:table-cell table:style-name="ce148" office:value-type="string">
            <text:p>Step 1: Manage Clipboard (Paste/Delete)</text:p>
          </table:table-cell>
          <table:table-cell table:style-name="ce136" office:value-type="string">
            <text:p><text:span text:style-name="T6">Paste a </text:span><text:span text:style-name="T6">node to </text:span><text:span text:style-name="T6">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</text:span><text:span text:style-name="T6">Action</text:span></text:p>
            <text:p><text:span text:style-name="T6">- </text:span><text:span text:style-name="T9">Click </text:span><text:span text:style-name="T9">correspondin</text:span><text:span text:style-name="T9">g Delete icon </text:span><text:span text:style-name="T9">of a action</text:span></text:p>
          </table:table-cell>
          <table:table-cell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50" office:value-type="string">
            <text:p>Manage Tags (Add/Edit/Delete)</text:p>
          </table:table-cell>
          <table:table-cell table:style-name="ce150" office:value-type="string">
            <text:p>Step 1: Manage Tags (Add/Edit/Delete)</text:p>
          </table:table-cell>
          <table:table-cell table:style-name="ce164" office:value-type="string">
            <text:p><text:span text:style-name="T4">Create new </text:span><text:span text:style-name="T4">Tag</text:span></text:p>
            <text:p><text:span text:style-name="T23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Tags</text:span></text:p>
            <text:p><text:span text:style-name="T23">- Click on</text:span><text:span text:style-name="T8"> </text:span><text:span text:style-name="T8">Add Style</text:span><text:span text:style-name="T23"> </text:span><text:span text:style-name="T23">button </text:span></text:p>
            <text:p><text:span text:style-name="T23">- Input </text:span><text:span text:style-name="T23">required field</text:span></text:p>
            <text:p><text:span text:style-name="T23">- Click </text:span><text:span text:style-name="T23">Update</text:span></text:p>
            <text:p><text:span text:style-name="T4">Edit a tag</text:span></text:p>
            <text:p><text:span text:style-name="T5">- Click </text:span><text:span text:style-name="T5">correspondin</text:span><text:span text:style-name="T5">g Edit icon <text:s/></text:span><text:span text:style-name="T5">with Tag you </text:span><text:span text:style-name="T5">want to edit</text:span></text:p>
            <text:p><text:span text:style-name="T5">- Put new </text:span><text:span text:style-name="T5">value</text:span></text:p>
            <text:p><text:span text:style-name="T5">- Click </text:span><text:span text:style-name="T5">Update </text:span><text:span text:style-name="T5">button</text:span></text:p>
            <text:p><text:span text:style-name="T6">Delete Tag</text:span></text:p>
            <text:p><text:span text:style-name="T29">- Click </text:span><text:span text:style-name="T29">correspondin</text:span><text:span text:style-name="T29">g Delete icon </text:span><text:span text:style-name="T29"><text:s/>with Tag </text:span><text:span text:style-name="T29">you want to </text:span><text:span text:style-name="T29">delete</text:span></text:p>
            <text:p><text:span text:style-name="T29">- Click OK</text:span></text:p>
          </table:table-cell>
          <table:table-cell table:style-name="ce140"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3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50" office:value-type="string">
            <text:p>Manage Categories (Add/Edit/Delete)</text:p>
          </table:table-cell>
          <table:table-cell table:style-name="ce150" office:value-type="string">
            <text:p>Step 1: Manage Categories (Add/Edit/Delete)</text:p>
          </table:table-cell>
          <table:table-cell table:style-name="ce135" office:value-type="string">
            <text:p><text:span text:style-name="T6">Create new </text:span><text:span text:style-name="T6">Category </text:span><text:span text:style-name="T6">tree</text:span></text:p>
            <text:p><text:span text:style-name="T23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</text:span><text:span text:style-name="T8">Categories</text:span></text:p>
            <text:p><text:span text:style-name="T23">- Click on </text:span><text:span text:style-name="T8">Add </text:span><text:span text:style-name="T8">Category </text:span><text:span text:style-name="T8">Tree</text:span><text:span text:style-name="T23"> button</text:span></text:p>
            <text:p><text:span text:style-name="T23">- Input </text:span><text:span text:style-name="T23">required field</text:span></text:p>
            <text:p>- Add/copy/cut/paste/delete category in category tree</text:p>
            <text:p><text:span text:style-name="T6">Edit The </text:span><text:span text:style-name="T6">Category </text:span><text:span text:style-name="T6">tree</text:span></text:p>
            <text:p><text:span text:style-name="T29">- Click Edit </text:span><text:span text:style-name="T29">icon </text:span><text:span text:style-name="T29">correspondin</text:span><text:span text:style-name="T29">g with </text:span><text:span text:style-name="T23">Category </text:span><text:span text:style-name="T23">tree</text:span><text:span text:style-name="T29"> you </text:span><text:span text:style-name="T29">want to edit</text:span></text:p>
            <text:p><text:span text:style-name="T29">- Perform to </text:span><text:span text:style-name="T29">edit</text:span></text:p>
            <text:p><text:span text:style-name="T8">Delete </text:span><text:span text:style-name="T8">Category </text:span><text:span text:style-name="T8">tree</text:span></text:p>
            <text:p><text:span text:style-name="T29">- Click </text:span><text:span text:style-name="T29">correspondin</text:span><text:span text:style-name="T29">g Delete icon </text:span><text:span text:style-name="T29"><text:s/>with </text:span><text:span text:style-name="T23">Category </text:span><text:span text:style-name="T23">tree</text:span><text:span text:style-name="T29"> you </text:span><text:span text:style-name="T29">want to edit</text:span></text:p>
            <text:p><text:span text:style-name="T29">- Click OK</text:span></text:p>
          </table:table-cell>
          <table:table-cell table:style-name="ce135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50" office:value-type="string">
            <text:p>Manage Template(Add/Edit/Delete)</text:p>
          </table:table-cell>
          <table:table-cell table:style-name="ce150" office:value-type="string">
            <text:p>Step 1: Manage Template(Add/Edit/Delete)</text:p>
          </table:table-cell>
          <table:table-cell table:style-name="ce164" office:value-type="string">
            <text:p><text:span text:style-name="T4">Create new </text:span><text:span text:style-name="T4">template </text:span><text:span text:style-name="T4">when put </text:span><text:span text:style-name="T4">valid value </text:span><text:span text:style-name="T4">in fields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Templates</text:span></text:p>
            <text:p><text:span text:style-name="T5">- Click Add </text:span><text:span text:style-name="T5">button </text:span></text:p>
            <text:p><text:span text:style-name="T5">- Put value in </text:span><text:span text:style-name="T5">required </text:span><text:span text:style-name="T5">fields</text:span></text:p>
            <text:p><text:span text:style-name="T5">- Click Save </text:span><text:span text:style-name="T5">button</text:span></text:p>
            <text:p><text:span text:style-name="T6">Edit </text:span><text:span text:style-name="T6">template : </text:span></text:p>
            <text:p><text:span text:style-name="T9">- Click on </text:span><text:span text:style-name="T9">correspondin</text:span><text:span text:style-name="T9">g Edit icon of </text:span><text:span text:style-name="T9">template you </text:span><text:span text:style-name="T9">want to edit</text:span></text:p>
            <text:p><text:span text:style-name="T9">- Perform to </text:span><text:span text:style-name="T9">edit the </text:span><text:span text:style-name="T9">template</text:span></text:p>
            <text:p><text:span text:style-name="T9">- Click Save </text:span><text:span text:style-name="T9">button</text:span></text:p>
            <text:p><text:span text:style-name="T6">Delete </text:span><text:span text:style-name="T6">Template</text:span></text:p>
            <text:p><text:span text:style-name="T23">- Click on </text:span><text:span text:style-name="T23">correspondin</text:span><text:span text:style-name="T23">g Delete icon </text:span><text:span text:style-name="T23">of template </text:span><text:span text:style-name="T23">you want to </text:span><text:span text:style-name="T23">delete</text:span></text:p>
            <text:p><text:span text:style-name="T23">- Click OK</text:span></text:p>
          </table:table-cell>
          <table:table-cell table:style-name="ce140" office:value-type="string">
            <text:p>- A new template is created successfully</text:p>
            <text:p>- Template is edited</text:p>
            <text:p><text:span text:style-name="T30">- Template is </text:span><text:span text:style-name="T30">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50" office:value-type="string">
            <text:p>Manage Metadata(View/Edit/Delete)</text:p>
          </table:table-cell>
          <table:table-cell table:style-name="ce150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Metadata</text:span></text:p>
            <text:p><text:span text:style-name="T6">View </text:span><text:span text:style-name="T6">Metadata</text:span></text:p>
            <text:p><text:span text:style-name="T6">- </text:span><text:span text:style-name="T9">Click </text:span><text:span text:style-name="T9">correspondin</text:span><text:span text:style-name="T9">g View icon </text:span><text:span text:style-name="T9">of Metadata </text:span><text:span text:style-name="T9">you want to </text:span><text:span text:style-name="T9">View</text:span></text:p>
            <text:p><text:span text:style-name="T6">Edit </text:span><text:span text:style-name="T6">Metadata</text:span></text:p>
            <text:p><text:span text:style-name="T8">- </text:span><text:span text:style-name="T23">Click </text:span><text:span text:style-name="T23">correspondin</text:span><text:span text:style-name="T23">g Edit icon of </text:span><text:span text:style-name="T23">Metadata </text:span><text:span text:style-name="T23">you want to </text:span><text:span text:style-name="T23">edit</text:span></text:p>
            <text:p><text:span text:style-name="T23">- Perform to </text:span><text:span text:style-name="T23">edit</text:span></text:p>
            <text:p><text:span text:style-name="T23">- Click Apply</text:span></text:p>
            <text:p><text:span text:style-name="T6">Delete </text:span><text:span text:style-name="T6">Metadata</text:span></text:p>
            <text:p><text:span text:style-name="T8">- </text:span><text:span text:style-name="T23">Click </text:span><text:span text:style-name="T23">correspondin</text:span><text:span text:style-name="T23">g Delete icon </text:span><text:span text:style-name="T23">of Metadata </text:span><text:span text:style-name="T23">you want to </text:span><text:span text:style-name="T23">delete</text:span></text:p>
          </table:table-cell>
          <table:table-cell table:style-name="ce14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50" office:value-type="string">
            <text:p>Manage Views(Add/View/Edit/Delete)</text:p>
          </table:table-cell>
          <table:table-cell table:style-name="ce150" office:value-type="string">
            <text:p>Step 1: Manage Views(Add/View/Edit/Delete)</text:p>
          </table:table-cell>
          <table:table-cell office:value-type="string">
            <text:p><text:span text:style-name="T6">Create new </text:span><text:span text:style-name="T6">view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</text:span><text:span text:style-name="T30">button</text:span></text:p>
            <text:p><text:span text:style-name="T6">View </text:span></text:p>
            <text:p><text:span text:style-name="T9">- Click on </text:span><text:span text:style-name="T9">correspondin</text:span><text:span text:style-name="T9">g View icon </text:span><text:span text:style-name="T9">of View you </text:span><text:span text:style-name="T9">want to view</text:span></text:p>
            <text:p><text:span text:style-name="T6">Edit a View</text:span></text:p>
            <text:p><text:span text:style-name="T23">- Click on </text:span><text:span text:style-name="T23">correspondin</text:span><text:span text:style-name="T23">g Edit icon of </text:span><text:span text:style-name="T23">View you </text:span><text:span text:style-name="T23">want to edit</text:span></text:p>
            <text:p><text:span text:style-name="T23">- Perform to </text:span><text:span text:style-name="T23">edit</text:span></text:p>
            <text:p><text:span text:style-name="T8">Delete a </text:span><text:span text:style-name="T8">view</text:span></text:p>
            <text:p>- Click Delete icon on the View</text:p>
            <text:p>- Click OK on confirm message</text:p>
          </table:table-cell>
          <table:table-cell table:style-name="ce140" office:value-type="string">
            <text:p>- A new view is created successfully</text:p>
            <text:p>- View is edited</text:p>
            <text:p>- View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50" office:value-type="string">
            <text:p>Manage Drive(Add/Edit/Delete)</text:p>
          </table:table-cell>
          <table:table-cell table:style-name="ce150" office:value-type="string">
            <text:p>Step 1: Manage Drive(Add/Edit/Delete)</text:p>
          </table:table-cell>
          <table:table-cell office:value-type="string">
            <text:p><text:span text:style-name="T6">Create new </text:span><text:span text:style-name="T6">drive 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</text:span><text:span text:style-name="T6">drive</text:span></text:p>
            <text:p>- Click Delete icon on a drive</text:p>
            <text:p>- Click OK on confirm message</text:p>
          </table:table-cell>
          <table:table-cell table:style-name="ce140"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50" office:value-type="string">
            <text:p>Namespace registry</text:p>
          </table:table-cell>
          <table:table-cell table:style-name="ce150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</text:span><text:span text:style-name="T8">Administrati</text:span><text:span text:style-name="T8">on/Content </text:span><text:span text:style-name="T8">Types/Name</text:span><text:span text:style-name="T8">space </text:span><text:span text:style-name="T8">Registry</text:span></text:p>
            <text:p>- Click on Register button </text:p>
            <text:p>- Put value in required fields</text:p>
            <text:p>- Click Save button </text:p>
          </table:table-cell>
          <table:table-cell table:style-name="ce140"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8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8" office:value-type="string">
            <text:p>ECMS\DMS\ADM\Node_Type</text:p>
          </table:table-cell>
          <table:table-cell table:style-name="ce150" office:value-type="string">
            <text:p>Manage Node types(Add/View)</text:p>
          </table:table-cell>
          <table:table-cell table:style-name="ce150" office:value-type="string">
            <text:p>Step 1: Manage Node types(Add/View)</text:p>
          </table:table-cell>
          <table:table-cell office:value-type="string">
            <text:p><text:span text:style-name="T6">Add new </text:span><text:span text:style-name="T6">node type</text:span></text:p>
            <text:p><text:span text:style-name="T23">- Go to</text:span><text:span text:style-name="T8"> </text:span><text:span text:style-name="T8">Content </text:span><text:span text:style-name="T8">Administrati</text:span><text:span text:style-name="T8">on/Content </text:span><text:span text:style-name="T8">Types/ </text:span><text:span text:style-name="T8">Manage </text:span><text:span text:style-name="T8">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</text:span><text:span text:style-name="T6">type</text:span></text:p>
            <text:p>- Click on <text:s/>corresponding View icon of Node Type</text:p>
            <text:p/>
          </table:table-cell>
          <table:table-cell table:style-name="ce140"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9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50" office:value-type="string">
            <text:p>Manage Query(Add/Edit/Delete)</text:p>
          </table:table-cell>
          <table:table-cell table:style-name="ce150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Queries</text:span></text:p>
            <text:p><text:span text:style-name="T23">- Click on </text:span><text:span text:style-name="T23">Add Query </text:span><text:span text:style-name="T23">button</text:span></text:p>
            <text:p><text:span text:style-name="T23">- Input all </text:span><text:span text:style-name="T23">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</text:span><text:span text:style-name="T23">Edit this </text:span><text:span text:style-name="T23">query of a </text:span><text:span text:style-name="T23">query, </text:span><text:span text:style-name="T23">perform to </text:span><text:span text:style-name="T23">edit</text:span></text:p>
            <text:p><text:span text:style-name="T8">Delete </text:span><text:span text:style-name="T8">Query</text:span></text:p>
            <text:p><text:span text:style-name="T8">- </text:span><text:span text:style-name="T23">Click on </text:span><text:span text:style-name="T23">Delete this </text:span><text:span text:style-name="T23">query icon of </text:span><text:span text:style-name="T23">a query</text:span></text:p>
            <text:p><text:span text:style-name="T23">- Click OK to </text:span><text:span text:style-name="T23">confirm </text:span></text:p>
          </table:table-cell>
          <table:table-cell table:style-name="ce140" office:value-type="string">
            <text:p>The query is added/edited/Deleted successfully</text:p>
          </table:table-cell>
          <table:table-cell table:style-name="ce154"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50" office:value-type="string">
            <text:p>Manage Script(Add/Edit/Delete)</text:p>
          </table:table-cell>
          <table:table-cell table:style-name="ce150" office:value-type="string">
            <text:p>Step 1: Manage Script(Add/Edit/Delete)</text:p>
          </table:table-cell>
          <table:table-cell office:value-type="string">
            <text:p><text:span text:style-name="T6">Create </text:span><text:span text:style-name="T6">script</text:span></text:p>
            <text:p><text:span text:style-name="T23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Scripts</text:span></text:p>
            <text:p><text:span text:style-name="T9">- Click Add </text:span><text:span text:style-name="T9">button and </text:span><text:span text:style-name="T9">input </text:span><text:span text:style-name="T9">information </text:span><text:span text:style-name="T9">for new scrip</text:span></text:p>
            <text:p>- Click Save</text:p>
            <text:p><text:span text:style-name="T6">Edit script</text:span></text:p>
            <text:p><text:span text:style-name="T8">- </text:span><text:span text:style-name="T23">Click on </text:span><text:span text:style-name="T23">Edit <text:s/>of a </text:span><text:span text:style-name="T23">Script, </text:span><text:span text:style-name="T23">perform to </text:span><text:span text:style-name="T23">edit</text:span></text:p>
            <text:p><text:span text:style-name="T6">Delete </text:span><text:span text:style-name="T6">script</text:span></text:p>
            <text:p><text:span text:style-name="T6">- </text:span><text:span text:style-name="T9">Click on </text:span><text:span text:style-name="T9">Delete icon </text:span><text:span text:style-name="T9">of a script</text:span></text:p>
            <text:p><text:span text:style-name="T9">- Click OK to </text:span><text:span text:style-name="T9">confirm</text:span></text:p>
          </table:table-cell>
          <table:table-cell table:style-name="ce14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50" office:value-type="string">
            <text:p>Manage Action</text:p>
          </table:table-cell>
          <table:table-cell table:style-name="ce150" office:value-type="string">
            <text:p>Step 1: Manage Action</text:p>
          </table:table-cell>
          <table:table-cell table:style-name="ce165" office:value-type="string">
            <text:p><text:span text:style-name="T28">- Go to </text:span><text:span text:style-name="T26">Content </text:span><text:span text:style-name="T26">Administrati</text:span><text:span text:style-name="T26">on/Advance</text:span><text:span text:style-name="T26">d </text:span><text:span text:style-name="T26">configuratio</text:span><text:span text:style-name="T26">n/Create </text:span><text:span text:style-name="T26">Action Type</text:span></text:p>
            <text:p><text:span text:style-name="T28">- Click on </text:span><text:span text:style-name="T28">Add button</text:span></text:p>
            <text:p><text:span text:style-name="T28">- Input </text:span><text:span text:style-name="T28">required </text:span><text:span text:style-name="T28">fields</text:span></text:p>
            <text:p><text:span text:style-name="T28">- Click Save</text:span></text:p>
          </table:table-cell>
          <table:table-cell table:style-name="ce14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51" office:value-type="string">
            <text:p>Manage Lock/Unlock</text:p>
          </table:table-cell>
          <table:table-cell table:style-name="ce151" office:value-type="string">
            <text:p>Step 1: Manage Lock/Unlock</text:p>
          </table:table-cell>
          <table:table-cell table:style-name="ce165" office:value-type="string">
            <text:p><text:span text:style-name="T6">Unlock </text:span><text:span text:style-name="T6">node</text:span></text:p>
            <text:p><text:span text:style-name="T9">- Go to Site </text:span><text:span text:style-name="T9">explorer : </text:span><text:span text:style-name="T9">perform to </text:span><text:span text:style-name="T9">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</text:span><text:span text:style-name="T6">Lock</text:span></text:p>
            <text:p><text:span text:style-name="T9">- Go to </text:span><text:span text:style-name="T9">Manage lock </text:span><text:span text:style-name="T9">tab</text:span></text:p>
            <text:p><text:span text:style-name="T9">- Perform to </text:span><text:span text:style-name="T9">add some </text:span><text:span text:style-name="T9">group/ users </text:span><text:span text:style-name="T9">which have </text:span><text:span text:style-name="T9">permission </text:span><text:span text:style-name="T9">to unlock a </text:span><text:span text:style-name="T9">locked node</text:span></text:p>
            <text:p>- Can Delete permission of group/ user by click Delete icon</text:p>
          </table:table-cell>
          <table:table-cell table:style-name="ce140"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Content_Publishing\Approve</text:p>
          </table:table-cell>
          <table:table-cell table:style-name="ce152" office:value-type="string">
            <text:p>Approve a content</text:p>
          </table:table-cell>
          <table:table-cell table:style-name="ce152" office:value-type="string">
            <text:p>Step 1: Approve a content</text:p>
          </table:table-cell>
          <table:table-cell table:style-name="ce166" office:value-type="string">
            <text:p>- Create new drive in Backup workspace</text:p>
            <text:p>- Login by normal user, eg: James, add a document in <text:span text:style-name="T6">Collaboratio</text:span><text:span text:style-name="T6">n/document</text:span><text:span text:style-name="T6">s/ Validation </text:span><text:span text:style-name="T6">Request</text:span> folder</text:p>
            <text:p>- Login by user is in validator:/platform/administrators group, eg John</text:p>
            <text:p>- Go to <text:span text:style-name="T6">Business </text:span><text:span text:style-name="T6">Process </text:span><text:span text:style-name="T6">Controller </text:span><text:span text:style-name="T6">→ Task </text:span><text:span text:style-name="T6">Controller</text:span></text:p>
            <text:p>- Click on <text:span text:style-name="T6">Manage</text:span> of content publishing process</text:p>
            <text:p>- Select <text:span text:style-name="T6">Start date</text:span> and <text:span text:style-name="T6">End </text:span><text:span text:style-name="T6">date</text:span></text:p>
            <text:p>- Click on <text:span text:style-name="T6">Approve</text:span> button</text:p>
          </table:table-cell>
          <table:table-cell table:style-name="ce166" office:value-type="string">
            <text:p>- If the current time is less than End time, the document will be stored in <text:span text:style-name="T6">Collaboratio</text:span><text:span text:style-name="T6">n/document</text:span><text:span text:style-name="T6">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Pay_Raise\WF\Grand</text:p>
          </table:table-cell>
          <table:table-cell table:style-name="ce151" office:value-type="string">
            <text:p>Grand a pay raise</text:p>
          </table:table-cell>
          <table:table-cell table:style-name="ce151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</text:span><text:span text:style-name="T7">ministrators</text:span> group, eg John</text:p>
            <text:p><text:span text:style-name="T30">- Go to </text:span><text:span text:style-name="T31">Business </text:span><text:span text:style-name="T31">Process </text:span><text:span text:style-name="T31">Controller/ </text:span><text:span text:style-name="T31">Task </text:span><text:span text:style-name="T31">Controller</text:span></text:p>
            <text:p><text:span text:style-name="T7">- Click on </text:span><text:span text:style-name="T8">Manage </text:span><text:span text:style-name="T23">of </text:span><text:span text:style-name="T23">Pay raise </text:span><text:span text:style-name="T23">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</text:span><text:span text:style-name="T23">use in </text:span><text:span text:style-name="T23">Organization</text:span><text:span text:style-name="T23">/ Human </text:span><text:span text:style-name="T23">resources </text:span><text:span text:style-name="T23">group, eg </text:span><text:span text:style-name="T23">James</text:span></text:p>
            <text:p><text:span text:style-name="T23">- Open form </text:span><text:span text:style-name="T23">to read </text:span><text:span text:style-name="T23">process </text:span><text:span text:style-name="T23">above by </text:span><text:span text:style-name="T23">click Manage</text:span></text:p>
            <text:p><text:span text:style-name="T23">- Click on </text:span><text:span text:style-name="T8">Finish it</text:span><text:span text:style-name="T23"> </text:span><text:span text:style-name="T23">button</text:span></text:p>
            <text:p/>
          </table:table-cell>
          <table:table-cell table:style-name="ce140"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4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</text:span><text:span text:style-name="T7">ministrators </text:span>group, eg John</text:p>
            <text:p><text:span text:style-name="T30">- Go to </text:span><text:span text:style-name="T31">Business </text:span><text:span text:style-name="T31">Process </text:span><text:span text:style-name="T31">Controller/ </text:span><text:span text:style-name="T31">Task </text:span><text:span text:style-name="T31">Controller</text:span></text:p>
            <text:p><text:span text:style-name="T7">- Click on </text:span><text:span text:style-name="T8">Manage </text:span><text:span text:style-name="T23">of </text:span><text:span text:style-name="T23">Holiday </text:span><text:span text:style-name="T23">process</text:span></text:p>
            <text:p><text:span text:style-name="T23">- Click on </text:span><text:span text:style-name="T8">Approve</text:span><text:span text:style-name="T23"> </text:span><text:span text:style-name="T23">button</text:span></text:p>
            <text:p><text:span text:style-name="T23">- Login by </text:span><text:span text:style-name="T23">use Is in </text:span><text:span text:style-name="T23">Organization</text:span><text:span text:style-name="T23">/ Human </text:span><text:span text:style-name="T23">resources </text:span><text:span text:style-name="T23">group, eg </text:span><text:span text:style-name="T23">James</text:span></text:p>
            <text:p><text:span text:style-name="T23">- Open form </text:span><text:span text:style-name="T23">to read </text:span><text:span text:style-name="T23">process </text:span><text:span text:style-name="T23">above by </text:span><text:span text:style-name="T23">click on </text:span><text:span text:style-name="T23">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table:style-name="ce140"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4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140"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4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table:style-name="ce140"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8" table:number-rows-repeated="10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  <table:table-row table:style-name="ro8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database-ranges>
        <table:database-range table:name="__Anonymous_Sheet_DB__2" table:target-range-address="SniffTest.A6:SniffTest.M66" table:display-filter-buttons="true">
          <table:filter>
            <table:filter-and>
              <table:filter-condition table:field-number="9" table:value="hai.nguye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15:5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hanhly </meta:initial-creator>
    <meta:creation-date>2010-08-10T15:50:28</meta:creation-date>
    <dc:date>2012-04-16T15:56:46</dc:date>
    <meta:editing-cycles>151</meta:editing-cycles>
    <meta:editing-duration>P1DT13H1M39S</meta:editing-duration>
    <dc:creator>exoplatform </dc:creator>
    <meta:document-statistic meta:table-count="4" meta:cell-count="1223" meta:object-count="1"/>
    <meta:user-defined meta:name="Info 1"/>
    <meta:user-defined meta:name="Info 2"/>
    <meta:user-defined meta:name="Info 3"/>
    <meta:user-defined meta:name="Info 4"/>
  </office:meta>
</office:document-meta>
</file>